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UserDao.LdapUserDao( DirContext ctx , LdapExternalUserDao externalUserDao , LdapLocalUserDao localUserDao , LdapHauskeysUserDao hauskeysUser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UserDao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UserDao.hasUser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dapUserDao.getEntryObject( Object extra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dapUserDao.getRelativeDn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UserDao.load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UserDao.getRandomUniqueActivationKe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dapUserDao.isExternalUser( Attributes att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UserDao.isHauskeysUser(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